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dm filament</text:p>
          </table:table-cell>
          <table:table-cell office:value-type="string" table:style-name="ce1">
            <text:p>PETG</text:p>
          </table:table-cell>
          <table:table-cell office:value-type="string" table:style-name="ce1">
            <text:p>gener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frp plate</text:p>
          </table:table-cell>
          <table:table-cell office:value-type="string" table:style-name="ce1">
            <text:p>2mm carbon prepreg plate</text:p>
          </table:table-cell>
          <table:table-cell office:value-type="string" table:style-name="ce3">
            <text:p><text:a xlink:href="https://shop.swiss-composite.ch/pi.php/Halbfabrikate/Plattenmaterial/CFK-Prepreg-Platten/Carbon-Prepreg-Platten-2mm.html">https://shop.swiss-composite.ch/pi.php/Halbfabrikate/Plattenmaterial/CFK-Prepreg-Platten/Carbon-Prepreg-Platten-2mm.html</text:a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pring steel sheets</text:p>
          </table:table-cell>
          <table:table-cell office:value-type="string" table:style-name="ce1">
            <text:p>0.15 x 12.7mm</text:p>
          </table:table-cell>
          <table:table-cell office:value-type="string" table:style-name="ce3">
            <text:p>https://www.sfs.ch/en/Measurement-technology/Gauges/feeler-gauges/Feeler-gauge-shim-roll-12-7-mm%C3%975-m-0%2C15-mm/p/504281?q=%3Arelev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os</text:p>
          </table:table-cell>
          <table:table-cell office:value-type="string" table:style-name="ce1">
            <text:p>KST A08N</text:p>
          </table:table-cell>
          <table:table-cell office:value-type="string" table:style-name="ce3">
            <text:p><text:a xlink:href="https://www.brack.ch/kst-servo-a08n-digital-hv-1235978">https://www.brack.ch/kst-servo-a08n-digital-hv-1235978</text:a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rvo horn</text:p>
          </table:table-cell>
          <table:table-cell office:value-type="string" table:style-name="ce1">
            <text:p>KST A08 15T-4 Horn</text:p>
          </table:table-cell>
          <table:table-cell office:value-type="string" table:style-name="ce3">
            <text:p><text:a xlink:href="https://kst-servo-shop.de/detail/index/sArticle/592/sCategory/30">https://kst-servo-shop.de/detail/index/sArticle/592/sCategory/30</text:a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nkages</text:p>
          </table:table-cell>
          <table:table-cell office:value-type="string" table:style-name="ce1">
            <text:p>double mate 22mm</text:p>
          </table:table-cell>
          <table:table-cell office:value-type="string" table:style-name="ce3">
            <text:p><text:a xlink:href="http://www.alzrc.com/product/57.html">http://www.alzrc.com/product/57.html</text:a>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1">
            <text:p>single mate</text:p>
          </table:table-cell>
          <table:table-cell office:value-type="string" table:style-name="ce3">
            <text:p><text:a xlink:href="http://www.alzrc.com/product/54.html">http://www.alzrc.com/product/54.html</text:a>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">
            <text:p>ballink short</text:p>
          </table:table-cell>
          <table:table-cell office:value-type="string" table:style-name="ce3">
            <text:p><text:a xlink:href="http://www.alzrc.com/product/294.html">http://www.alzrc.com/product/294.html</text:a>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1">
            <text:p>ballink long</text:p>
          </table:table-cell>
          <table:table-cell office:value-type="string" table:style-name="ce3">
            <text:p><text:a xlink:href="http://www.alzrc.com/product/1173.html">http://www.alzrc.com/product/1173.html</text:a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ar screws</text:p>
          </table:table-cell>
          <table:table-cell office:value-type="string" table:style-name="ce1">
            <text:p>M1.7x6</text:p>
          </table:table-cell>
          <table:table-cell office:value-type="string" table:style-name="ce3">
            <text:p><text:a xlink:href="https://www.modell-hubschrauber.at/Schrauben-Unterlegscheiben-Muttern-Bauzubehoer/Selbstschneidende-Schrauben/Selbstschneidende-Kreuzschrauben/Selbstschneidende-Kreuzschrauben-M1-7/Selbstschneidende-Kreuzschrauben-M1-7x6-10-Stueck::43997.html">https://www.modell-hubschrauber.at/Schrauben-Unterlegscheiben-Muttern-Bauzubehoer/Selbstschneidende-Schrauben/Selbstschneidende-Kreuzschrauben/Selbstschneidende-Kreuzschrauben-M1-7/Selbstschneidende-Kreuzschrauben-M1-7x6-10-Stueck::43997.html</text:a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ink screw</text:p>
          </table:table-cell>
          <table:table-cell office:value-type="string" table:style-name="ce1">
            <text:p>M2.5x8</text:p>
          </table:table-cell>
          <table:table-cell office:value-type="string" table:style-name="ce1">
            <text:p>gener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lamp screws</text:p>
          </table:table-cell>
          <table:table-cell office:value-type="string" table:style-name="ce1">
            <text:p>M3x20</text:p>
          </table:table-cell>
          <table:table-cell office:value-type="string" table:style-name="ce1">
            <text:p>gener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uts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gener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hot glue</text:p>
          </table:table-cell>
          <table:table-cell office:value-type="string" table:style-name="ce1">
            <text:p>Steinel Acrylate</text:p>
          </table:table-cell>
          <table:table-cell office:value-type="string" table:style-name="ce3">
            <text:p><text:a xlink:href="https://www.steinel.de/de/werkzeuge/produkte/heisskleben/zubehoer/klebesticks/klebesticks-11-mm-acrylate-052416.html?force_sid=i7udr0egmtggd7f3tcequ21b27">https://www.steinel.de/de/werkzeuge/produkte/heisskleben/zubehoer/klebesticks/klebesticks-11-mm-acrylate-052416.html?force_sid=i7udr0egmtggd7f3tcequ21b27</text:a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uv glue</text:p>
          </table:table-cell>
          <table:table-cell office:value-type="string" table:style-name="ce1">
            <text:p>Geistlich UV-STAR</text:p>
          </table:table-cell>
          <table:table-cell office:value-type="string" table:style-name="ce3">
            <text:p>https://www.jumbo.ch/de/bauen-renovieren/kleben-dichten/klebstoffe--reparatur-fluessigkeiten/geistlich-uv-star-flaeschchen-farblos--3-g/p/569078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wing pins</text:p>
          </table:table-cell>
          <table:table-cell office:value-type="string" table:style-name="ce1">
            <text:p>Prym Glass head pins</text:p>
          </table:table-cell>
          <table:table-cell office:value-type="string" table:style-name="ce3">
            <text:p>https://www.galaxus.ch/en/s2/product/prym-glass-head-pins-sewing-accessories-1328729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eathers</text:p>
          </table:table-cell>
          <table:table-cell office:value-type="string" table:style-name="ce1">
            <text:p>crow tail fan</text:p>
          </table:table-cell>
          <table:table-cell office:value-type="string" table:style-name="ce3">
            <text:p><text:a xlink:href="https://www.etsy.com/listing/720191068/three-english-crow-tails-perfect-for">https://www.etsy.com/listing/720191068/three-english-crow-tails-perfect-for</text:a>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Marco Ruggia</meta:initial-creator>
    <dc:creator>Marco Ruggia</dc:creator>
    <meta:creation-date>2024-01-29T06:59:45Z</meta:creation-date>
    <dc:date>2025-03-26T08:56:04Z</dc:date>
  </office:meta>
</office:document-meta>
</file>